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2.452cm"/>
    </style:style>
    <style:style style:name="co6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2.685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3.798cm" fo:break-before="auto" style:use-optimal-row-height="true"/>
    </style:style>
    <style:style style:name="ro7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ce11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7"/>
          <table:table-cell table:style-name="ce18"/>
          <table:table-cell table:style-name="ce20" table:number-columns-repeated="243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Swamp of Agony</text:p>
          </table:table-cell>
          <table:table-cell table:style-name="ce28" office:value-type="string">
            <text:p>Erúan</text:p>
          </table:table-cell>
          <table:table-cell table:style-name="ce28" office:value-type="string">
            <text:p>Eastport</text:p>
          </table:table-cell>
          <table:table-cell table:style-name="ce28" office:value-type="string">
            <text:p>Abandoned Templ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2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2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/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undeads</text:p>
          </table:table-cell>
          <table:table-cell office:value-type="string">
            <text:p>a few orcs</text:p>
          </table:table-cell>
          <table:table-cell/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/>
          <table:table-cell office:value-type="string">
            <text:p>undead spirits</text:p>
          </table:table-cell>
          <table:table-cell table:number-columns-repeated="4"/>
          <table:table-cell office:value-type="string">
            <text:p>corrupted human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golem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undeads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table:number-columns-repeated="2"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6"/>
          <table:table-cell office:value-type="string">
            <text:p>Essence of Life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1"/>
          <table:table-cell office:value-type="string">
            <text:p>10 egos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1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26" table:number-columns-repeated="2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3">
          <table:table-cell/>
          <table:table-cell table:style-name="ce26" table:number-columns-repeated="10"/>
          <table:table-cell table:style-name="ce29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6" table:number-columns-repeated="8"/>
          <table:table-cell table:number-columns-repeated="2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14">
          <table:table-cell/>
          <table:table-cell table:style-name="ce26" table:number-columns-repeated="10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7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6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6-16T16:23:24</dc:date>
    <dc:language>fr-FR</dc:language>
    <meta:editing-cycles>83</meta:editing-cycles>
    <meta:editing-duration>PT71H35M45S</meta:editing-duration>
    <dc:creator>Nicolas Casalini</dc:creator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